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005cm" fo:min-width="8.77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084cm" fo:min-width="6.231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2.45cm" fo:min-width="8.6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271cm" svg:height="8.255cm" svg:x="2.651cm" svg:y="2.397cm">
          <text:p text:style-name="P1"><text:span text:style-name="T1">Adh</text:span><text:span text:style-name="T1">eren</text:span><text:span text:style-name="T1">t</text:span></text:p>
          <text:p text:style-name="P1">Id : Long</text:p>
          <text:p text:style-name="P1">Civilité : String</text:p>
          <text:p text:style-name="P1">Nom : String</text:p>
          <text:p text:style-name="P1">Prénom :String</text:p>
          <text:p text:style-name="P1">Email : String</text:p>
          <text:p text:style-name="P1">Date de Naissance : Date</text:p>
          <text:p text:style-name="P1">AffichageLister : boolean</text:p>
          <text:p text:style-name="P1">Résident_français : boolean</text:p>
          <text:p text:style-name="P1">Email : String</text:p>
          <text:p text:style-name="P1">Hash_mdp : St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731cm" svg:height="5.334cm" svg:x="3.921cm" svg:y="13.827cm">
          <text:p text:style-name="P1"><text:span text:style-name="T1">A</text:span><text:span text:style-name="T1">d</text:span><text:span text:style-name="T1">r</text:span><text:span text:style-name="T1">e</text:span><text:span text:style-name="T1">s</text:span><text:span text:style-name="T1">s</text:span><text:span text:style-name="T1">e</text:span></text:p>
          <text:p text:style-name="P1">Id : Long</text:p>
          <text:p text:style-name="P1">Rue : String</text:p>
          <text:p text:style-name="P1">Code postale : String</text:p>
          <text:p text:style-name="P1">Ville : String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7.286cm" svg:y1="10.652cm" svg:x2="7.286cm" svg:y2="13.827cm" draw:start-shape="id1" draw:start-glue-point="2" draw:end-shape="id2" draw:end-glue-point="0" svg:d="M7286 10652v3175" svg:viewBox="0 0 1 3176">
          <text:p/>
        </draw:connector>
        <draw:custom-shape draw:style-name="gr4" draw:text-style-name="P1" xml:id="id3" draw:id="id3" draw:layer="layout" svg:width="9.144cm" svg:height="12.7cm" svg:x="18.272cm" svg:y="4.429cm">
          <text:p text:style-name="P1"><text:span text:style-name="T1">Parts</text:span></text:p>
          <text:p text:style-name="P1">Id : Long</text:p>
          <text:p text:style-name="P1">Nombre : int</text:p>
          <text:p text:style-name="P3">Status_paiement : String</text:p>
          <text:p text:style-name="P3">Date_paiement : Date</text:p>
          <text:p text:style-name="P3">Methode_paiement : String</text:p>
          <text:p text:style-name="P3">Description : String</text:p>
          <text:p text:style-name="P3">Additional_fee : Stri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1.922cm" svg:y1="6.524cm" svg:x2="18.272cm" svg:y2="10.779cm" draw:start-shape="id1" draw:start-glue-point="1" draw:end-shape="id3" draw:end-glue-point="3" svg:d="M11922 6524h3175v4255h3175" svg:viewBox="0 0 6351 4256">
          <text:p/>
        </draw:connector>
        <draw:frame draw:style-name="gr5" draw:text-style-name="P4" draw:layer="layout" svg:width="1.905cm" svg:height="1.397cm" svg:x="7.096cm" svg:y="12.938cm">
          <draw:text-box>
            <text:p>1</text:p>
          </draw:text-box>
        </draw:frame>
        <draw:frame draw:style-name="gr5" draw:text-style-name="P4" draw:layer="layout" svg:width="1.905cm" svg:height="1.397cm" svg:x="7.096cm" svg:y="10.525cm">
          <draw:text-box>
            <text:p>1</text:p>
          </draw:text-box>
        </draw:frame>
        <draw:frame draw:style-name="gr5" draw:text-style-name="P4" draw:layer="layout" svg:width="1.905cm" svg:height="1.397cm" svg:x="11.795cm" svg:y="5.699cm">
          <draw:text-box>
            <text:p>n</text:p>
          </draw:text-box>
        </draw:frame>
        <draw:frame draw:style-name="gr5" draw:text-style-name="P4" draw:layer="layout" svg:width="1.905cm" svg:height="1.397cm" svg:x="17.637cm" svg:y="9.763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.626cm" fo:page-height="21.5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9:10:33.388924942</meta:creation-date>
    <dc:date>2023-02-21T18:13:38.129980704</dc:date>
    <meta:editing-duration>PT15M44S</meta:editing-duration>
    <meta:editing-cycles>4</meta:editing-cycles>
    <meta:generator>LibreOffice/6.4.7.2$Linux_X86_64 LibreOffice_project/40$Build-2</meta:generator>
    <meta:document-statistic meta:object-count="9"/>
  </office:meta>
</office:document-meta>
</file>